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DejaVu Serif" fo:font-size="13pt" fo:font-style="normal" fo:font-weight="bold" officeooo:rsid="0012fc09" officeooo:paragraph-rsid="0012fc09" style:font-size-asian="11.3500003814697pt" style:font-style-asian="normal" style:font-weight-asian="bold" style:font-size-complex="13pt" style:font-style-complex="normal" style:font-weight-complex="bold"/>
    </style:style>
    <style:style style:name="P2" style:family="paragraph" style:parent-style-name="Standard">
      <style:paragraph-properties fo:text-align="start" style:justify-single-word="false"/>
      <style:text-properties style:font-name="DejaVu Serif" fo:font-size="13pt" fo:font-style="normal" fo:font-weight="bold" officeooo:rsid="001348e4" officeooo:paragraph-rsid="001348e4" style:font-size-asian="11.3500003814697pt" style:font-style-asian="normal" style:font-weight-asian="bold" style:font-size-complex="13pt" style:font-style-complex="normal" style:font-weight-complex="bold"/>
    </style:style>
    <style:style style:name="P3" style:family="paragraph" style:parent-style-name="Standard">
      <style:paragraph-properties fo:text-align="start" style:justify-single-word="false"/>
      <style:text-properties style:font-name="DejaVu Serif" fo:font-size="13pt" fo:font-style="normal" fo:font-weight="normal" officeooo:rsid="0012fc09" officeooo:paragraph-rsid="0012fc09"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style:font-name="DejaVu Serif" fo:font-size="13pt" fo:font-style="normal" fo:font-weight="normal" officeooo:rsid="0012fc09" officeooo:paragraph-rsid="001348e4"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style:font-name="DejaVu Serif" fo:font-size="13pt" fo:font-style="normal" fo:font-weight="normal" officeooo:rsid="001348e4" officeooo:paragraph-rsid="001348e4" style:font-size-asian="11.3500003814697pt" style:font-style-asian="normal" style:font-weight-asian="normal" style:font-size-complex="13pt" style:font-style-complex="normal" style:font-weight-complex="normal"/>
    </style:style>
    <style:style style:name="P6" style:family="paragraph" style:parent-style-name="Preformatted_20_Text">
      <style:paragraph-properties fo:text-align="center" style:justify-single-word="false"/>
      <style:text-properties style:font-name="DejaVu Serif" fo:font-size="13pt" fo:font-weight="bold" officeooo:rsid="0012fc09" officeooo:paragraph-rsid="0012fc09" style:font-size-asian="11.3500003814697pt" style:font-weight-asian="bold" style:font-size-complex="13pt" style:font-weight-complex="bold"/>
    </style:style>
    <style:style style:name="P7" style:family="paragraph" style:parent-style-name="Preformatted_20_Text">
      <style:paragraph-properties fo:text-align="start" style:justify-single-word="false"/>
      <style:text-properties style:font-name="DejaVu Serif" fo:font-size="13pt" fo:font-weight="bold" officeooo:rsid="0012fc09" officeooo:paragraph-rsid="0012fc09" style:font-size-asian="11.3500003814697pt" style:font-weight-asian="bold" style:font-size-complex="13pt" style:font-weight-complex="bold"/>
    </style:style>
    <style:style style:name="P8" style:family="paragraph" style:parent-style-name="Preformatted_20_Text">
      <style:paragraph-properties fo:text-align="center" style:justify-single-word="false"/>
      <style:text-properties style:font-name="DejaVu Serif" fo:font-size="13pt" fo:font-weight="bold" officeooo:rsid="001348e4" officeooo:paragraph-rsid="001348e4" style:font-size-asian="11.3500003814697pt" style:font-weight-asian="bold" style:font-size-complex="13pt" style:font-weight-complex="bold"/>
    </style:style>
    <style:style style:name="P9" style:family="paragraph" style:parent-style-name="Preformatted_20_Text">
      <style:paragraph-properties fo:text-align="start" style:justify-single-word="false"/>
      <style:text-properties style:font-name="DejaVu Serif" fo:font-size="13pt" fo:font-weight="bold" officeooo:rsid="001348e4" officeooo:paragraph-rsid="001348e4" style:font-size-asian="11.3500003814697pt" style:font-weight-asian="bold" style:font-size-complex="13pt" style:font-weight-complex="bold"/>
    </style:style>
    <style:style style:name="P10" style:family="paragraph" style:parent-style-name="Preformatted_20_Text">
      <style:paragraph-properties fo:text-align="start" style:justify-single-word="false"/>
      <style:text-properties style:font-name="DejaVu Serif" fo:font-size="13pt" fo:font-weight="normal" officeooo:rsid="0012fc09" officeooo:paragraph-rsid="0012fc09" style:font-size-asian="11.3500003814697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style:font-name="DejaVu Serif" fo:font-size="15pt" fo:font-weight="normal" officeooo:rsid="001348e4" officeooo:paragraph-rsid="001348e4" style:font-size-asian="13.1000003814697pt" style:font-weight-asian="normal" style:font-size-complex="15pt" style:font-weight-complex="normal"/>
    </style:style>
    <style:style style:name="P12" style:family="paragraph" style:parent-style-name="Standard" style:list-style-name="L1">
      <style:paragraph-properties fo:text-align="start" style:justify-single-word="false"/>
      <style:text-properties style:font-name="DejaVu Serif" fo:font-size="15pt" fo:font-weight="normal" officeooo:rsid="0015a27e" officeooo:paragraph-rsid="0015a27e" style:font-size-asian="13.1000003814697pt" style:font-weight-asian="normal" style:font-size-complex="15pt" style:font-weight-complex="normal"/>
    </style:style>
    <style:style style:name="P13" style:family="paragraph" style:parent-style-name="Standard" style:list-style-name="L1">
      <style:paragraph-properties fo:text-align="start" style:justify-single-word="false"/>
      <style:text-properties style:font-name="DejaVu Serif" fo:font-size="15pt" fo:font-weight="normal" officeooo:rsid="0015a87c" officeooo:paragraph-rsid="0015a87c" style:font-size-asian="13.1000003814697pt" style:font-weight-asian="normal" style:font-size-complex="15pt" style:font-weight-complex="normal"/>
    </style:style>
    <style:style style:name="P14" style:family="paragraph" style:parent-style-name="Standard" style:list-style-name="L1">
      <style:paragraph-properties fo:text-align="start" style:justify-single-word="false"/>
      <style:text-properties style:font-name="DejaVu Serif" fo:font-size="15pt" fo:font-weight="normal" officeooo:rsid="0018e4aa" officeooo:paragraph-rsid="0018e4aa"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style:font-name="DejaVu Serif" fo:font-size="13pt" fo:font-style="normal" fo:font-weight="normal" officeooo:rsid="001348e4" officeooo:paragraph-rsid="001348e4" style:font-size-asian="11.3500003814697pt" style:font-style-asian="normal" style:font-weight-asian="normal" style:font-size-complex="13pt" style:font-style-complex="normal" style:font-weight-complex="normal"/>
    </style:style>
    <style:style style:name="P16" style:family="paragraph" style:parent-style-name="Preformatted_20_Text">
      <style:paragraph-properties fo:text-align="start" style:justify-single-word="false"/>
      <style:text-properties style:font-name="DejaVu Serif" fo:font-size="13pt" fo:font-style="normal" fo:font-weight="bold" officeooo:rsid="001348e4" officeooo:paragraph-rsid="001348e4" style:font-size-asian="11.3500003814697pt" style:font-style-asian="normal" style:font-weight-asian="bold" style:font-size-complex="13pt" style:font-style-complex="normal" style:font-weight-complex="bold"/>
    </style:style>
    <style:style style:name="P17" style:family="paragraph" style:parent-style-name="Preformatted_20_Text">
      <style:paragraph-properties fo:text-align="center" style:justify-single-word="false"/>
      <style:text-properties style:font-name="DejaVu Serif" fo:font-size="13pt" fo:font-style="normal" fo:font-weight="bold" officeooo:rsid="001348e4" officeooo:paragraph-rsid="001348e4" style:font-size-asian="11.3500003814697pt" style:font-style-asian="normal" style:font-weight-asian="bold" style:font-size-complex="13pt" style:font-style-complex="normal" style:font-weight-complex="bold"/>
    </style:style>
    <style:style style:name="T1" style:family="text">
      <style:text-properties officeooo:rsid="001348e4"/>
    </style:style>
    <style:style style:name="T2" style:family="text">
      <style:text-properties fo:font-style="normal" style:font-style-asian="normal" style:font-style-complex="normal"/>
    </style:style>
    <style:style style:name="T3" style:family="text">
      <style:text-properties style:text-position="sub 58%"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PORT</text:p>
      <text:p text:style-name="P6">Statistical Methods In Artificial Intelligence Project</text:p>
      <text:p text:style-name="P6"/>
      <text:p text:style-name="P6"/>
      <text:p text:style-name="P6">Title: Category Ranking</text:p>
      <text:p text:style-name="P6"/>
      <text:p text:style-name="P8">Submitted to: Ravi Kiran Sarvadevabhatla</text:p>
      <text:p text:style-name="P6"/>
      <text:p text:style-name="P9">Team Members: </text:p>
      <text:p text:style-name="P9"><text:tab/>2018201009: Sarvat Ali</text:p>
      <text:p text:style-name="P9"><text:tab/>2018201053: Prabha Pandey</text:p>
      <text:p text:style-name="P9"><text:tab/>2018201054: <text:span text:style-name="T2">C Sai Sukrutha</text:span></text:p>
      <text:p text:style-name="P16"><text:tab/>2018202010: Shruti Chandra</text:p>
      <text:p text:style-name="P16"/>
      <text:p text:style-name="P16">Assigned TA: Himanshi Sharma</text:p>
      <text:p text:style-name="P16"/>
      <text:p text:style-name="P17"/>
      <text:p text:style-name="P7">Description: </text:p>
      <text:p text:style-name="P10"><text:tab/>Topic-ranking of document is where each document can be associated with multiple relevant topics. In this problem we are given access to a stream of documents. Each document is associated with zero or more topics from a predefined set of topics.</text:p>
      <text:p text:style-name="P7"/>
      <text:p text:style-name="P1">Work distribution among the team members:</text:p>
      <text:p text:style-name="P1"/>
      <text:p text:style-name="P1">1) Data Preprocessing</text:p>
      <text:p text:style-name="P3"><text:tab/><text:span text:style-name="T1">D</text:span>one by all members</text:p>
      <text:p text:style-name="P1">2) Neural Network</text:p>
      <text:p text:style-name="P3"><text:tab/>Sarvat Ali</text:p>
      <text:p text:style-name="P3"><text:tab/>Prabha Pandey</text:p>
      <text:p text:style-name="P1">3) KNN</text:p>
      <text:p text:style-name="P4"><text:tab/>Sarvat Ali</text:p>
      <text:p text:style-name="P4"><text:tab/>Prabha Pandey</text:p>
      <text:p text:style-name="P2">4) Naive Bayes</text:p>
      <text:p text:style-name="P5"><text:tab/>C Sai Sukrutha</text:p>
      <text:p text:style-name="P5"><text:tab/>Shruti Chandra</text:p>
      <text:p text:style-name="P2">5) Logistic Regression</text:p>
      <text:p text:style-name="P5"><text:tab/>C Sai Sukrutha</text:p>
      <text:p text:style-name="P2">6) Decision Tree</text:p>
      <text:p text:style-name="P5"><text:tab/>Shruti Chandra</text:p>
      <text:p text:style-name="P2">7) Research Work and ppt</text:p>
      <text:p text:style-name="P5"><text:tab/>Done by all members</text:p>
      <text:p text:style-name="P5"/>
      <text:p text:style-name="P5"/>
      <text:list xml:id="list8041599151389245405" text:style-name="L1">
        <text:list-item>
          <text:p text:style-name="P11"><text:soft-page-break/><text:span text:style-name="T2">Data Preprocessing:</text:span></text:p>
          <text:p text:style-name="P13"><text:span text:style-name="T2"/></text:p>
        </text:list-item>
        <text:list-item>
          <text:p text:style-name="P12"><text:span text:style-name="T2">Naive Bayes </text:span></text:p>
          <text:list>
            <text:list-item>
              <text:p text:style-name="P12"><text:span text:style-name="T2">Multinomial Naive Bayes classifier uses a multinomial distribution for each of the features.</text:span></text:p>
            </text:list-item>
            <text:list-item>
              <text:p text:style-name="P12"><text:span text:style-name="T2">In the multinomial model, a document is an ordered sequence of word events, drawn from the same vocabulary V.</text:span></text:p>
            </text:list-item>
            <text:list-item>
              <text:p text:style-name="P12"><text:span text:style-name="T2">We assume that the lengths of documents are independent of class.</text:span></text:p>
            </text:list-item>
            <text:list-item>
              <text:p text:style-name="P12"><text:span text:style-name="T2">Naive Bayes assumption: that the probability of each word event in a document is independent of the word’s context and position in the document</text:span></text:p>
            </text:list-item>
            <text:list-item>
              <text:p text:style-name="P12"><text:span text:style-name="T2">Thus, each document d</text:span><text:span text:style-name="T3">i</text:span><text:span text:style-name="T2"> is drawn from a multinomial distribution of words with as many independent trials as the length of d</text:span><text:span text:style-name="T3">i</text:span><text:span text:style-name="T2">. This yields the familiar “bag of words” representation for documents. </text:span></text:p>
            </text:list-item>
          </text:list>
          <text:p text:style-name="P12"><text:span text:style-name="T2"/></text:p>
        </text:list-item>
        <text:list-item>
          <text:p text:style-name="P12"><text:span text:style-name="T2">Logistic Regression</text:span></text:p>
          <text:p text:style-name="P12"><text:span text:style-name="T2"/></text:p>
        </text:list-item>
        <text:list-item>
          <text:p text:style-name="P12"><text:span text:style-name="T2">KNN</text:span></text:p>
          <text:list>
            <text:list-item>
              <text:p text:style-name="P13"><text:span text:style-name="T2">Steps:</text:span></text:p>
              <text:list>
                <text:list-item>
                  <text:p text:style-name="P13"><text:span text:style-name="T2">check cosine similarity of doc with each category.</text:span></text:p>
                </text:list-item>
                <text:list-item>
                  <text:p text:style-name="P13"><text:span text:style-name="T2">labels are ranked in order of their similarity with documents.</text:span></text:p>
                </text:list-item>
              </text:list>
            </text:list-item>
            <text:list-item>
              <text:p text:style-name="P13"><text:span text:style-name="T2">Challenges:</text:span></text:p>
              <text:list>
                <text:list-item>
                  <text:p text:style-name="P13"><text:span text:style-name="T2">Entire data is stored</text:span></text:p>
                </text:list-item>
                <text:list-item>
                  <text:p text:style-name="P13"><text:span text:style-name="T2">Accuracy calculation- if order of labels is switched so should we count as true positive or not.</text:span></text:p>
                </text:list-item>
              </text:list>
            </text:list-item>
            <text:list-item>
              <text:p text:style-name="P13"><text:span text:style-name="T2">Pros: no assumptions involved as it is non-parametric.</text:span></text:p>
            </text:list-item>
            <text:list-item>
              <text:p text:style-name="P13"><text:span text:style-name="T2">Cons: slow algorithm as document size increases.</text:span></text:p>
            </text:list-item>
            <text:list-item>
              <text:p text:style-name="P13"><text:span text:style-name="T2">Improvements: parallel calculations for cosine similarity of each document and all categories to increase run time.</text:span></text:p>
              <text:p text:style-name="P13"><text:span text:style-name="T2"/></text:p>
            </text:list-item>
          </text:list>
        </text:list-item>
        <text:list-item>
          <text:p text:style-name="P12"><text:span text:style-name="T2">Decision Tree</text:span></text:p>
          <text:list>
            <text:list-item>
              <text:p text:style-name="P14"><text:span text:style-name="T2">Multilabel decision tree is an extension of the popular C4.5 decision tree algorithm; with multi-label entropy</text:span></text:p>
            </text:list-item>
            <text:list-item>
              <text:p text:style-name="P14"><text:soft-page-break/><text:span text:style-name="T2">To support multi-output problems, following changes are done:</text:span></text:p>
            </text:list-item>
            <text:list-item>
              <text:p text:style-name="P14"><text:span text:style-name="T2">Store n output values in leaves, instead of 1</text:span></text:p>
            </text:list-item>
            <text:list-item>
              <text:p text:style-name="P14"><text:span text:style-name="T2">Advantages: </text:span></text:p>
              <text:list>
                <text:list-item>
                  <text:p text:style-name="P14"><text:span text:style-name="T2">Simple to understand and to interpret. Trees can be visualised.</text:span></text:p>
                </text:list-item>
                <text:list-item>
                  <text:p text:style-name="P14"><text:span text:style-name="T2">The cost of using the tree (i.e., predicting data) is logarithmic in the number of data points used to train the tree.</text:span></text:p>
                </text:list-item>
              </text:list>
            </text:list-item>
            <text:list-item>
              <text:p text:style-name="P14"><text:span text:style-name="T2">Disadvantages:</text:span></text:p>
              <text:list>
                <text:list-item>
                  <text:p text:style-name="P14"><text:span text:style-name="T2">Problem of learning an optimal decision tree is known to be NP-complete under several aspects of optimality and even for simple concepts. </text:span></text:p>
                </text:list-item>
                <text:list-item>
                  <text:p text:style-name="P14"><text:span text:style-name="T2">Decision tree learners create biased trees if some classes dominate.</text:span></text:p>
                </text:list-item>
              </text:list>
            </text:list-item>
            <text:list-item>
              <text:p text:style-name="P14"><text:span text:style-name="T2">Improvements:</text:span></text:p>
              <text:list>
                <text:list-item>
                  <text:p text:style-name="P14"><text:span text:style-name="T2">To avoid creating over - complex tree</text:span></text:p>
                  <text:list>
                    <text:list-item>
                      <text:p text:style-name="P14"><text:span text:style-name="T2">pruning should be done</text:span></text:p>
                    </text:list-item>
                    <text:list-item>
                      <text:p text:style-name="P14"><text:span text:style-name="T2">setting the minimum number of samples required at a leaf node</text:span></text:p>
                    </text:list-item>
                    <text:list-item>
                      <text:p text:style-name="P14"><text:span text:style-name="T2">ensemble learning mitigates the problem of unstable nature of decision tree</text:span></text:p>
                    </text:list-item>
                  </text:list>
                </text:list-item>
              </text:list>
            </text:list-item>
          </text:list>
        </text:list-item>
        <text:list-item>
          <text:p text:style-name="P12"><text:span text:style-name="T2">Neural Network</text:span></text:p>
          <text:list>
            <text:list-item>
              <text:p text:style-name="P14"><text:span text:style-name="T2">We are given n samples</text:span></text:p>
              <text:p text:style-name="P14"><text:span text:style-name="T2"><text:s text:c="4"/><text:tab/><text:tab/>X = {x</text:span><text:span text:style-name="T3">1</text:span><text:span text:style-name="T2">, ...., x</text:span><text:span text:style-name="T3">n</text:span><text:span text:style-name="T2">}</text:span></text:p>
              <text:p text:style-name="P14"><text:span text:style-name="T2"><text:tab/>and 5 labels for each category</text:span></text:p>
              <text:p text:style-name="P14"><text:span text:style-name="T2"><text:s text:c="4"/><text:tab/><text:tab/>y = {y</text:span><text:span text:style-name="T3">1</text:span><text:span text:style-name="T2">, ..., y</text:span><text:span text:style-name="T3">5</text:span><text:span text:style-name="T2">}</text:span></text:p>
            </text:list-item>
            <text:list-item>
              <text:p text:style-name="P14"><text:span text:style-name="T2">We use a simple neural network as an example to model the probability P(c</text:span><text:span text:style-name="T3">j</text:span><text:span text:style-name="T2">|x</text:span><text:span text:style-name="T3">i</text:span><text:span text:style-name="T2">) of a class c</text:span><text:span text:style-name="T3">i</text:span><text:span text:style-name="T2"> given sample x</text:span><text:span text:style-name="T3">i</text:span><text:span text:style-name="T2">.</text:span></text:p>
            </text:list-item>
            <text:list-item>
              <text:p text:style-name="P14"><text:span text:style-name="T2">We then estimate out prediction as a vector of 5 classes, representing the probability of that sample to belong to each of the class.</text:span></text:p>
            </text:list-item>
            <text:list-item>
              <text:p text:style-name="P14"><text:span text:style-name="T2">Then first ranking is given to the class with highest probability, second ranking to the class with second highest probability and so on, hence the ranking is done of each given data sample.</text:span></text:p>
            </text:list-item>
            <text:list-item>
              <text:p text:style-name="P14"><text:span text:style-name="T2">We used sigmoid and binary_crossentropy instead of </text:span><text:soft-page-break/><text:span text:style-name="T2">softmax and categorical_crossentropy beacuse:</text:span></text:p>
              <text:list>
                <text:list-item>
                  <text:p text:style-name="P14"><text:span text:style-name="T2">Let the output layer give, [0.2689414213699951, <text:s/>0.9933071490757153, <text:s/>0.3775406687981454, <text:s/>0.9933071490757153, <text:s/>0.3775406687981454]</text:span></text:p>
                </text:list-item>
                <text:list-item>
                  <text:p text:style-name="P14"><text:span text:style-name="T2">By using softmax, we would clearly pick class 2 and 4. But we have to know how many labels we want for a sample or have to pick a threshold. This is clearly not what we want.</text:span></text:p>
                </text:list-item>
                <text:list-item>
                  <text:p text:style-name="P14"><text:span text:style-name="T2">With the sigmoid activation function at the output layer the neural network models the probability of a class c_j as Bernoulli distribution. Now the probabilities of each class is independent from the other class probabilities. So we can use the threshold 0.5 as usual. </text:span></text:p>
                </text:list-item>
                <text:list-item>
                  <text:p text:style-name="P14"><text:span text:style-name="T2">We use the binary_crossentropy loss and not the usual in multi-class classification used categorical_crossentropy loss, as we want to penalize each output node independently. So we pick a binary loss and model the output of the network as a independent Bernoulli distributions per label.</text:span></text:p>
                </text:list-item>
              </text:list>
            </text:list-item>
          </text:list>
        </text:list-item>
        <text:list-item>
          <text:p text:style-name="P12"><text:span text:style-name="T2">Future Scop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29T21:38:12.194672607</dc:date>
    <meta:editing-duration>PT22M8S</meta:editing-duration>
    <meta:editing-cycles>6</meta:editing-cycles>
    <meta:generator>LibreOffice/5.1.6.2$Linux_x86 LibreOffice_project/10m0$Build-2</meta:generator>
    <meta:document-statistic meta:table-count="0" meta:image-count="0" meta:object-count="0" meta:page-count="4" meta:paragraph-count="81" meta:word-count="743" meta:character-count="4376" meta:non-whitespace-character-count="3722"/>
  </office:meta>
</office:document-meta>
</file>